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ce2" office:value-type="string">
            <text:p>DECK</text:p>
          </table:table-cell>
          <table:table-cell table:style-name="ce2" office:value-type="string">
            <text:p>TRIAL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2">
          <table:table-cell/>
          <table:table-cell table:style-name="ce1" office:value-type="string">
            <text:p>Decks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Std. Dev.</text:p>
          </table:table-cell>
          <table:table-cell table:style-name="ce1" office:value-type="string">
            <text:p>High Spread</text:p>
          </table:table-cell>
          <table:table-cell table:style-name="ce1" office:value-type="string">
            <text:p>Low Spread</text:p>
          </table:table-cell>
        </table:table-row>
        <table:table-row table:style-name="ro1">
          <table:table-cell table:style-name="ce1" office:value-type="string">
            <text:p>Basic Hard</text:p>
          </table:table-cell>
          <table:table-cell office:value-type="float" office:value="1">
            <text:p>1</text:p>
          </table:table-cell>
          <table:table-cell office:value-type="float" office:value="16100">
            <text:p>16100</text:p>
          </table:table-cell>
          <table:table-cell office:value-type="float" office:value="28800">
            <text:p>28800</text:p>
          </table:table-cell>
          <table:table-cell office:value-type="float" office:value="22793.5">
            <text:p>22793.5</text:p>
          </table:table-cell>
          <table:table-cell office:value-type="float" office:value="2397.1">
            <text:p>2397.1</text:p>
          </table:table-cell>
          <table:table-cell office:value-type="float" office:value="6006.5">
            <text:p>6006.5</text:p>
          </table:table-cell>
          <table:table-cell office:value-type="float" office:value="-6693.5">
            <text:p>-6693.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550">
            <text:p>16550</text:p>
          </table:table-cell>
          <table:table-cell office:value-type="float" office:value="30000">
            <text:p>30000</text:p>
          </table:table-cell>
          <table:table-cell office:value-type="float" office:value="22880.5">
            <text:p>22880.5</text:p>
          </table:table-cell>
          <table:table-cell office:value-type="float" office:value="2311.28">
            <text:p>2311.28</text:p>
          </table:table-cell>
          <table:table-cell office:value-type="float" office:value="7119.5">
            <text:p>7119.5</text:p>
          </table:table-cell>
          <table:table-cell office:value-type="float" office:value="-6330.5">
            <text:p>-6330.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7350">
            <text:p>17350</text:p>
          </table:table-cell>
          <table:table-cell office:value-type="float" office:value="28500">
            <text:p>28500</text:p>
          </table:table-cell>
          <table:table-cell office:value-type="float" office:value="22460">
            <text:p>22460</text:p>
          </table:table-cell>
          <table:table-cell office:value-type="float" office:value="2236.63">
            <text:p>2236.63</text:p>
          </table:table-cell>
          <table:table-cell office:value-type="float" office:value="6040">
            <text:p>6040</text:p>
          </table:table-cell>
          <table:table-cell office:value-type="float" office:value="-5110">
            <text:p>-511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7550">
            <text:p>17550</text:p>
          </table:table-cell>
          <table:table-cell office:value-type="float" office:value="29600">
            <text:p>29600</text:p>
          </table:table-cell>
          <table:table-cell office:value-type="float" office:value="23517.5">
            <text:p>23517.5</text:p>
          </table:table-cell>
          <table:table-cell office:value-type="float" office:value="2616.83">
            <text:p>2616.83</text:p>
          </table:table-cell>
          <table:table-cell office:value-type="float" office:value="6082.5">
            <text:p>6082.5</text:p>
          </table:table-cell>
          <table:table-cell office:value-type="float" office:value="-5967.5">
            <text:p>-5967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Monte Carlo</text:p>
          </table:table-cell>
          <table:table-cell office:value-type="float" office:value="1">
            <text:p>1</text:p>
          </table:table-cell>
          <table:table-cell office:value-type="float" office:value="12400">
            <text:p>12400</text:p>
          </table:table-cell>
          <table:table-cell office:value-type="float" office:value="21400">
            <text:p>21400</text:p>
          </table:table-cell>
          <table:table-cell office:value-type="float" office:value="16997">
            <text:p>16997</text:p>
          </table:table-cell>
          <table:table-cell office:value-type="float" office:value="2029.15">
            <text:p>2029.15</text:p>
          </table:table-cell>
          <table:table-cell office:value-type="float" office:value="4403">
            <text:p>4403</text:p>
          </table:table-cell>
          <table:table-cell office:value-type="float" office:value="-4597">
            <text:p>-459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900">
            <text:p>10900</text:p>
          </table:table-cell>
          <table:table-cell office:value-type="float" office:value="24750">
            <text:p>24750</text:p>
          </table:table-cell>
          <table:table-cell office:value-type="float" office:value="17091">
            <text:p>17091</text:p>
          </table:table-cell>
          <table:table-cell office:value-type="float" office:value="2244.87">
            <text:p>2244.87</text:p>
          </table:table-cell>
          <table:table-cell office:value-type="float" office:value="7659">
            <text:p>7659</text:p>
          </table:table-cell>
          <table:table-cell office:value-type="float" office:value="-6191">
            <text:p>-619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1450">
            <text:p>11450</text:p>
          </table:table-cell>
          <table:table-cell office:value-type="float" office:value="21200">
            <text:p>21200</text:p>
          </table:table-cell>
          <table:table-cell office:value-type="float" office:value="16869">
            <text:p>16869</text:p>
          </table:table-cell>
          <table:table-cell office:value-type="float" office:value="2191.09">
            <text:p>2191.09</text:p>
          </table:table-cell>
          <table:table-cell office:value-type="float" office:value="4331">
            <text:p>4331</text:p>
          </table:table-cell>
          <table:table-cell office:value-type="float" office:value="-5419">
            <text:p>-541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250">
            <text:p>15250</text:p>
          </table:table-cell>
          <table:table-cell office:value-type="float" office:value="27850">
            <text:p>27850</text:p>
          </table:table-cell>
          <table:table-cell office:value-type="float" office:value="21424.5">
            <text:p>21424.5</text:p>
          </table:table-cell>
          <table:table-cell office:value-type="float" office:value="3577.91">
            <text:p>3577.91</text:p>
          </table:table-cell>
          <table:table-cell office:value-type="float" office:value="6425.5">
            <text:p>6425.5</text:p>
          </table:table-cell>
          <table:table-cell office:value-type="float" office:value="-6174.5">
            <text:p>-6174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9/06/2015</text:date>, <text:time>18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Collins</meta:initial-creator>
    <meta:creation-date>2015-09-06T16:44:04.80</meta:creation-date>
    <dc:date>2015-09-06T18:03:37.17</dc:date>
    <dc:creator>Jon Collins</dc:creator>
    <meta:editing-duration>PT1H19M31S</meta:editing-duration>
    <meta:editing-cycles>4</meta:editing-cycles>
    <meta:generator>OpenOffice/4.0.1$Win32 OpenOffice.org_project/401m5$Build-9714</meta:generator>
    <meta:document-statistic meta:table-count="3" meta:cell-count="67" meta:object-count="0"/>
  </office:meta>
</office:document-meta>
</file>